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3/07/2021</text:span></text:p>
      <text:p text:style-name="P9"/>
      <text:p text:style-name="P10">RECIBI CONFORME</text:p>
      <text:p text:style-name="P9"/>
      <text:p text:style-name="P11">CLIENTE: RODRIGUEZ REYMUNDO JAVIER VICENTE</text:p>
      <text:p text:style-name="P12">CANT. TOTAL DE CAJAS: 6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S CRIOLLOS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POLLOS FR ROJO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>POLLO BB FR NEGRO</text:p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>100</text:p>
          </table:table-cell>
        </table:table-row>
      </table:table>
      <text:p text:style-name="P8"/>
      <text:p text:style-name="P7"><text:span text:style-name="T1">Entrega: </text:span><text:span text:style-name="T7">ECONOFLETE</text:span></text:p>
      <text:p text:style-name="P5"><text:span text:style-name="T1">Destino: </text:span><text:span text:style-name="T3">MAZAMARI</text:span></text:p>
      <text:p text:style-name="P5"/>
      <text:p text:style-name="P5">Recojo: <text:span text:style-name="T3">RODRIGUEZ REYMUNDO JAVIER VICENTE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2T22:50:22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